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b6d" officeooo:paragraph-rsid="0007b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Android Studio:</text:p>
      <text:p text:style-name="P1">File → Settings... → Editor → File and Code Templates. Seleccionar Class y añadir el siguiente código:</text:p>
      <text:p text:style-name="Standard"/>
      <text:p text:style-name="Standard">#if (${PACKAGE_NAME} &amp;&amp; ${PACKAGE_NAME} != "")package ${PACKAGE_NAME};#end #parse("File Header.java") public class ${NAME} {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8:17.762210907</meta:creation-date>
    <dc:date>2018-11-08T21:38:27.143453687</dc:date>
    <meta:editing-duration>PT12M2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34" meta:character-count="246" meta:non-whitespace-character-count="215"/>
  </office:meta>
</office:document-meta>
</file>